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pLocator.installLocator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lpResourceLoader.HelpResourceLoader( URL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Locator.installClassloaderLocator( ClassLoader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ResourceLoader.findResourc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elpLocator.findResourc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elpLocator.Help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